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07ac0b" officeooo:paragraph-rsid="0007ac0b"/>
    </style:style>
    <style:style style:name="P4" style:family="paragraph" style:parent-style-name="Text_20_body">
      <style:paragraph-properties fo:break-before="page"/>
    </style:style>
    <style:style style:name="P5" style:family="paragraph" style:parent-style-name="Table_20_Heading">
      <style:text-properties fo:color="#ffffff"/>
    </style:style>
    <style:style style:name="P6" style:family="paragraph" style:parent-style-name="Table_20_index_20_1">
      <style:paragraph-properties>
        <style:tab-stops>
          <style:tab-stop style:position="17.999cm" style:type="right" style:leader-style="dotted" style:leader-text="."/>
        </style:tab-stops>
      </style:paragraph-properties>
    </style:style>
    <style:style style:name="P7" style:family="paragraph" style:parent-style-name="Heading_20_3">
      <style:text-properties fo:font-style="normal" style:font-style-asian="normal" style:font-style-complex="normal"/>
    </style:style>
    <style:style style:name="P8" style:family="paragraph" style:parent-style-name="Heading_20_3">
      <style:text-properties officeooo:rsid="000ca4e8" officeooo:paragraph-rsid="000ca4e8"/>
    </style:style>
    <style:style style:name="P9" style:family="paragraph" style:parent-style-name="Código">
      <style:text-properties fo:font-style="normal" style:font-style-asian="normal" style:font-style-complex="normal"/>
    </style:style>
    <style:style style:name="P10" style:family="paragraph" style:parent-style-name="Código">
      <style:text-properties fo:font-style="normal" officeooo:rsid="00035b29" officeooo:paragraph-rsid="00035b29" style:font-style-asian="normal" style:font-style-complex="normal"/>
    </style:style>
    <style:style style:name="P11" style:family="paragraph" style:parent-style-name="Código">
      <style:text-properties fo:font-style="normal" officeooo:rsid="0004d586" officeooo:paragraph-rsid="0004d586" style:font-style-asian="normal" style:font-style-complex="normal"/>
    </style:style>
    <style:style style:name="P12" style:family="paragraph" style:parent-style-name="Código">
      <style:text-properties fo:font-style="normal" officeooo:rsid="00097d7a" officeooo:paragraph-rsid="00097d7a" style:font-style-asian="normal" style:font-style-complex="normal"/>
    </style:style>
    <style:style style:name="P13" style:family="paragraph" style:parent-style-name="Código">
      <style:text-properties officeooo:paragraph-rsid="0004d586"/>
    </style:style>
    <style:style style:name="P14" style:family="paragraph" style:parent-style-name="Código">
      <style:text-properties fo:font-variant="normal" fo:text-transform="none" fo:color="#000000" style:font-name="monospace" fo:font-size="9.75pt" fo:letter-spacing="normal" fo:font-style="normal" fo:font-weight="normal" officeooo:rsid="00035b29" officeooo:paragraph-rsid="00035b29" style:font-style-asian="normal" style:font-style-complex="normal"/>
    </style:style>
    <style:style style:name="P15" style:family="paragraph" style:parent-style-name="Código">
      <style:text-properties officeooo:rsid="00035b29" officeooo:paragraph-rsid="00035b29"/>
    </style:style>
    <style:style style:name="P16" style:family="paragraph" style:parent-style-name="Código">
      <style:text-properties officeooo:rsid="00035b29" officeooo:paragraph-rsid="000bae45"/>
    </style:style>
    <style:style style:name="P17" style:family="paragraph" style:parent-style-name="Código">
      <style:text-properties officeooo:rsid="000bae45" officeooo:paragraph-rsid="000bae45"/>
    </style:style>
    <style:style style:name="P18" style:family="paragraph" style:parent-style-name="Código">
      <style:text-properties officeooo:rsid="000c96b9" officeooo:paragraph-rsid="000c96b9"/>
    </style:style>
    <style:style style:name="P19" style:family="paragraph" style:parent-style-name="Código">
      <style:text-properties officeooo:rsid="000c96b9" officeooo:paragraph-rsid="000fc25e"/>
    </style:style>
    <style:style style:name="P20" style:family="paragraph" style:parent-style-name="Código">
      <style:text-properties officeooo:rsid="00097d7a" officeooo:paragraph-rsid="00097d7a"/>
    </style:style>
    <style:style style:name="P21" style:family="paragraph" style:parent-style-name="Código">
      <style:text-properties officeooo:rsid="000ca4e8" officeooo:paragraph-rsid="000ca4e8"/>
    </style:style>
    <style:style style:name="P22" style:family="paragraph" style:parent-style-name="Código">
      <style:text-properties officeooo:rsid="000cf439" officeooo:paragraph-rsid="000cf439"/>
    </style:style>
    <style:style style:name="P23" style:family="paragraph" style:parent-style-name="Text_20_body">
      <style:text-properties officeooo:paragraph-rsid="00035b29"/>
    </style:style>
    <style:style style:name="P24" style:family="paragraph" style:parent-style-name="Text_20_body">
      <style:text-properties officeooo:paragraph-rsid="0004d586"/>
    </style:style>
    <style:style style:name="P25" style:family="paragraph" style:parent-style-name="Text_20_body">
      <style:text-properties fo:font-style="normal" officeooo:rsid="00035b29" officeooo:paragraph-rsid="00035b29" style:font-style-asian="normal" style:font-style-complex="normal"/>
    </style:style>
    <style:style style:name="P26" style:family="paragraph" style:parent-style-name="Text_20_body">
      <style:text-properties fo:font-style="normal" officeooo:rsid="0004d586" officeooo:paragraph-rsid="0004d586" style:font-style-asian="normal" style:font-style-complex="normal"/>
    </style:style>
    <style:style style:name="P27" style:family="paragraph" style:parent-style-name="Text_20_body">
      <style:text-properties fo:font-variant="normal" fo:text-transform="none" fo:color="#000000" style:font-name="Courier New" fo:font-size="10.5pt" fo:letter-spacing="normal" fo:font-style="normal" fo:font-weight="normal" officeooo:rsid="00035b29" officeooo:paragraph-rsid="00035b29" style:font-style-asian="normal" style:font-style-complex="normal"/>
    </style:style>
    <style:style style:name="P28" style:family="paragraph" style:parent-style-name="Text_20_body">
      <style:text-properties officeooo:rsid="0004d586" officeooo:paragraph-rsid="0004d586"/>
    </style:style>
    <style:style style:name="P29" style:family="paragraph" style:parent-style-name="Text_20_body">
      <style:text-properties officeooo:paragraph-rsid="00097d7a"/>
    </style:style>
    <style:style style:name="P30" style:family="paragraph" style:parent-style-name="Text_20_body">
      <style:text-properties officeooo:paragraph-rsid="000ae885"/>
    </style:style>
    <style:style style:name="P31" style:family="paragraph" style:parent-style-name="Text_20_body">
      <style:text-properties officeooo:paragraph-rsid="000ca4e8"/>
    </style:style>
    <style:style style:name="P32" style:family="paragraph" style:parent-style-name="Text_20_body">
      <style:text-properties officeooo:rsid="000ca4e8" officeooo:paragraph-rsid="000ca4e8"/>
    </style:style>
    <style:style style:name="P33" style:family="paragraph" style:parent-style-name="Text_20_body">
      <style:text-properties officeooo:paragraph-rsid="000fc25e"/>
    </style:style>
    <style:style style:name="P34" style:family="paragraph" style:parent-style-name="Footnote">
      <style:text-properties officeooo:paragraph-rsid="00063d2a"/>
    </style:style>
    <style:style style:name="P35" style:family="paragraph" style:parent-style-name="Footnote">
      <style:text-properties officeooo:paragraph-rsid="000fc25e"/>
    </style:style>
    <style:style style:name="P36" style:family="paragraph" style:parent-style-name="Text_20_body" style:list-style-name="L1"/>
    <style:style style:name="P37" style:family="paragraph" style:parent-style-name="Table_20_Contents">
      <style:paragraph-properties fo:text-align="center" style:justify-single-word="false"/>
      <style:text-properties officeooo:rsid="0007ac0b" officeooo:paragraph-rsid="001201d5"/>
    </style:style>
    <style:style style:name="P38" style:family="paragraph" style:parent-style-name="Heading_20_1" style:master-page-name="Standard">
      <style:paragraph-properties style:page-number="auto"/>
    </style:style>
    <style:style style:name="P39" style:family="paragraph" style:parent-style-name="Heading_20_2">
      <style:text-properties officeooo:paragraph-rsid="00097d7a"/>
    </style:style>
    <style:style style:name="P40" style:family="paragraph" style:parent-style-name="Heading_20_2">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Código">
      <style:text-properties fo:font-style="normal" officeooo:rsid="000fc25e" officeooo:paragraph-rsid="000fc25e"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35b29" style:font-style-asian="italic" style:font-style-complex="italic"/>
    </style:style>
    <style:style style:name="T3" style:family="text">
      <style:text-properties fo:font-style="italic" officeooo:rsid="0004d586" style:font-style-asian="italic" style:font-style-complex="italic"/>
    </style:style>
    <style:style style:name="T4" style:family="text">
      <style:text-properties fo:font-style="italic" officeooo:rsid="00063d2a" style:font-style-asian="italic" style:font-style-complex="italic"/>
    </style:style>
    <style:style style:name="T5" style:family="text">
      <style:text-properties fo:font-style="italic" officeooo:rsid="00097d7a" style:font-style-asian="italic" style:font-style-complex="italic"/>
    </style:style>
    <style:style style:name="T6" style:family="text">
      <style:text-properties fo:font-style="italic" officeooo:rsid="000bae45" style:font-style-asian="italic" style:font-style-complex="italic"/>
    </style:style>
    <style:style style:name="T7" style:family="text">
      <style:text-properties fo:font-style="italic" officeooo:rsid="000ca4e8" style:font-style-asian="italic" style:font-style-complex="italic"/>
    </style:style>
    <style:style style:name="T8" style:family="text">
      <style:text-properties fo:font-style="italic" officeooo:rsid="000fc25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23ce0" style:font-style-asian="normal" style:font-style-complex="normal"/>
    </style:style>
    <style:style style:name="T11" style:family="text">
      <style:text-properties fo:font-style="normal" officeooo:rsid="00035b29" style:font-style-asian="normal" style:font-style-complex="normal"/>
    </style:style>
    <style:style style:name="T12" style:family="text">
      <style:text-properties fo:font-style="normal" officeooo:rsid="0004d586" style:font-style-asian="normal" style:font-style-complex="normal"/>
    </style:style>
    <style:style style:name="T13" style:family="text">
      <style:text-properties fo:font-style="normal" officeooo:rsid="00063d2a" style:font-style-asian="normal" style:font-style-complex="normal"/>
    </style:style>
    <style:style style:name="T14" style:family="text">
      <style:text-properties fo:font-style="normal" officeooo:rsid="000bae45" style:font-style-asian="normal" style:font-style-complex="normal"/>
    </style:style>
    <style:style style:name="T15" style:family="text">
      <style:text-properties fo:font-style="normal" officeooo:rsid="000fc25e" style:font-style-asian="normal" style:font-style-complex="normal"/>
    </style:style>
    <style:style style:name="T16" style:family="text">
      <style:text-properties officeooo:rsid="00023ce0"/>
    </style:style>
    <style:style style:name="T17" style:family="text">
      <style:text-properties officeooo:rsid="00035b29"/>
    </style:style>
    <style:style style:name="T18" style:family="text">
      <style:text-properties officeooo:rsid="0004d586"/>
    </style:style>
    <style:style style:name="T19" style:family="text">
      <style:text-properties officeooo:rsid="00063d2a"/>
    </style:style>
    <style:style style:name="T20" style:family="text">
      <style:text-properties style:text-position="super 58%" fo:font-style="normal" officeooo:rsid="0004d586" style:font-style-asian="normal" style:font-style-complex="normal"/>
    </style:style>
    <style:style style:name="T21" style:family="text">
      <style:text-properties officeooo:rsid="00097d7a"/>
    </style:style>
    <style:style style:name="T22" style:family="text">
      <style:text-properties officeooo:rsid="000ae885"/>
    </style:style>
    <style:style style:name="T23" style:family="text">
      <style:text-properties officeooo:rsid="000bae45"/>
    </style:style>
    <style:style style:name="T24" style:family="text">
      <style:text-properties officeooo:rsid="000c96b9"/>
    </style:style>
    <style:style style:name="T25" style:family="text">
      <style:text-properties officeooo:rsid="000ca4e8"/>
    </style:style>
    <style:style style:name="T26" style:family="text">
      <style:text-properties officeooo:rsid="000fc25e"/>
    </style:style>
    <style:style style:name="T27" style:family="text">
      <style:text-properties officeooo:rsid="00115168"/>
    </style:style>
    <style:style style:name="T28" style:family="text">
      <style:text-properties officeooo:rsid="001201d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xt:bookmark-start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1"><text:a xlink:type="simple" xlink:href="#__RefHeading__4261_714434732" text:style-name="Index_20_Link" text:visited-style-name="Index_20_Link">ANEXO V: MANUALES<text:tab/>1</text:a></text:p>
          <text:p text:style-name="P42"><text:a xlink:type="simple" xlink:href="#__RefHeading__6175_714434732" text:style-name="Index_20_Link" text:visited-style-name="Index_20_Link">Introducción<text:tab/>3</text:a></text:p>
          <text:p text:style-name="P42"><text:a xlink:type="simple" xlink:href="#__RefHeading__6177_714434732" text:style-name="Index_20_Link" text:visited-style-name="Index_20_Link">Manual de instalación de Hadoop<text:tab/>4</text:a></text:p>
          <text:p text:style-name="P43"><text:a xlink:type="simple" xlink:href="#__RefHeading__8635_714434732" text:style-name="Index_20_Link" text:visited-style-name="Index_20_Link">Configuración de Hadoop para ejecución en un solo nodo (modo pseudo-distribuido)<text:tab/>4</text:a></text:p>
          <text:p text:style-name="P42"><text:a xlink:type="simple" xlink:href="#__RefHeading__662_801092766" text:style-name="Index_20_Link" text:visited-style-name="Index_20_Link">Manual de instalación y configuración de Hbase<text:tab/>7</text:a></text:p>
          <text:p text:style-name="P43"><text:a xlink:type="simple" xlink:href="#__RefHeading__664_801092766" text:style-name="Index_20_Link" text:visited-style-name="Index_20_Link">Configuración de Hbase en modo pseudo-distribuido<text:tab/>8</text:a></text:p>
          <text:p text:style-name="P42"><text:a xlink:type="simple" xlink:href="#__RefHeading__8637_714434732" text:style-name="Index_20_Link" text:visited-style-name="Index_20_Link">Referencias<text:tab/>9</text:a></text:p>
        </text:index-body>
      </text:table-of-content>
      <text:p text:style-name="Text_20_body"/>
      <text:p text:style-name="P4">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5">Fecha</text:p>
            </table:table-cell>
            <table:table-cell table:style-name="Tabla8.A1" office:value-type="string">
              <text:p text:style-name="P5">Número de versión</text:p>
            </table:table-cell>
            <table:table-cell table:style-name="Tabla8.C1" office:value-type="string">
              <text:p text:style-name="P5">Descripción</text:p>
            </table:table-cell>
          </table:table-row>
        </table:table-header-rows>
        <table:table-row>
          <table:table-cell table:style-name="Tabla8.A2" office:value-type="string">
            <text:p text:style-name="P2">27/12/2012</text:p>
          </table:table-cell>
          <table:table-cell table:style-name="Tabla8.B2" office:value-type="string">
            <text:p text:style-name="P2">1.0</text:p>
          </table:table-cell>
          <table:table-cell table:style-name="Tabla8.C2" office:value-type="string">
            <text:p text:style-name="P2">Versión inicial</text:p>
          </table:table-cell>
        </table:table-row>
        <table:table-row>
          <table:table-cell table:style-name="Tabla8.A3" office:value-type="string">
            <text:p text:style-name="P3">17/01/2013</text:p>
          </table:table-cell>
          <table:table-cell table:style-name="Tabla8.B3" office:value-type="string">
            <text:p text:style-name="P3">2.0</text:p>
          </table:table-cell>
          <table:table-cell table:style-name="Tabla8.C3" office:value-type="string">
            <text:p text:style-name="P3">Manual de instalación <text:span text:style-name="T28">de Hadoop</text:span>: modo pseudo-distribuido</text:p>
          </table:table-cell>
        </table:table-row>
        <table:table-row>
          <table:table-cell table:style-name="Tabla8.A4" office:value-type="string">
            <text:p text:style-name="P37"><text:span text:style-name="T28">13/03/2013</text:span></text:p>
          </table:table-cell>
          <table:table-cell table:style-name="Tabla8.B4" office:value-type="string">
            <text:p text:style-name="P37"><text:span text:style-name="T28">2.1</text:span></text:p>
          </table:table-cell>
          <table:table-cell table:style-name="Tabla8.C4" office:value-type="string">
            <text:p text:style-name="P37"><text:span text:style-name="T28">Manual de instalación de Hbase: modo pseudo-distribuido</text:span></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
      <text:h text:style-name="P40" text:outline-level="2"><text:bookmark-start text:name="__RefHeading__6175_714434732"/>Introducción<text:bookmark-end text:name="__RefHeading__6175_714434732"/></text:h>
      <text:p text:style-name="Text_20_body">Este anexo tiene por objeto servir de guía de instalación y manejo de la aplicación para cualquier usuario, administrador o desarrollador. Se detallan el proceso de instalación de Hadoop,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1">ssh</text:span> (y el demonio <text:span text:style-name="T1">sshd</text:span> en ejecución) y <text:span text:style-name="T1">rsync</text:span>.</text:p>
      <text:p text:style-name="Text_20_body">Una vez instaladas las dependencias, se puede descargar un paquete de Hadoop desde su página de descargas <text:bookmark-ref text:reference-format="number-all-superior" text:ref-name="__RefNumPara__6183_714434732">[3]</text:bookmark-ref>. <text:span text:style-name="T16">Para la versión utilizada en este proyecto, 1.0.4 (o cualquiera de la serie 1.0.x)</text:span>, puede encontrarse un fichero <text:span text:style-name="T1">.tar.gz</text:span><text:span text:style-name="T9"> para extraerlo en el directorio que se desee, un paquete </text:span><text:span text:style-name="T1">.deb</text:span><text:span text:style-name="T9"> (para las distribuciones Linux basadas en Debian) </text:span><text:span text:style-name="T10">y un</text:span><text:span text:style-name="T9"> </text:span><text:span text:style-name="T1">.rpm</text:span><text:span text:style-name="T9"> (para las basadas en Red Hat). Para instalarlo, en el primer caso sólo hará falta extraer el contenido del fichero en una carpeta a elección del administrador; en el segundo, ejecutar el comando apropiado para el paquete elegido:</text:span></text:p>
      <text:p text:style-name="P9"># dpkg -i hadoop-<text:span text:style-name="T16">1.0.4</text:span>.deb <text:note text:id="ftn1" text:note-class="footnote"><text:note-citation>1</text:note-citation><text:note-body><text:p text:style-name="P35"><text:span text:style-name="T26">Los comandos que empiezan por # deberá introducirlos el usuario </text:span><text:span text:style-name="T8">root</text:span><text:span text:style-name="T26">, mientras que los que empiezan por $ deberá ejecutarlos el usuario que vaya a ejecutar Hadoop, en el caso del ejemplo, </text:span><text:span text:style-name="T8">hadoop</text:span><text:span text:style-name="T26">.</text:span></text:p></text:note-body></text:note></text:p>
      <text:p text:style-name="P9"># rpm -i hadoop-<text:span text:style-name="T16">1.0.4</text:span>.rpm</text:p>
      <text:h text:style-name="P7" text:outline-level="3"><text:bookmark-start text:name="__RefHeading__8635_714434732"/>Configuración de Hadoop <text:span text:style-name="T17">para ejecución en un solo nodo </text:span><text:span text:style-name="T18">(modo pseudo-distribuido)</text:span><text:bookmark-end text:name="__RefHeading__8635_714434732"/></text:h>
      <text:p text:style-name="Text_20_body"><text:span text:style-name="T9">La configuración de Hadoop se lleva a cabo en un directorio que varía según el método usado para instalarlo. Si se usó la opción del fichero </text:span><text:span text:style-name="T1">.tar.gz</text:span><text:span text:style-name="T9">, todos los ficheros requeridos por Hadoop estarán dentro del directorio donde fue extraído, con lo que el directorio de configuración será el directorio </text:span><text:span text:style-name="T1">conf/</text:span><text:span text:style-name="T9"> dentro del anterior.</text:span></text:p>
      <text:p text:style-name="Text_20_body"><text:span text:style-name="T9">Si se usó la opción del paquete de instalación, como todas las aplicaciones instaladas de esta forma, tendrá su directorio de configuración dentro del directorio </text:span><text:span text:style-name="T1">/etc</text:span><text:span text:style-name="T9">, probablemente en </text:span><text:span text:style-name="T1">/etc/hadoop</text:span><text:span text:style-name="T9">.</text:span></text:p>
      <text:p text:style-name="P33"><text:span text:style-name="T15">Antes de nada, hay que crear los directorios donde el demonio NameNode guardará sus datos y donde se almacenará el sistema de ficheros HDFS. Por ejemplo, estos pueden ser </text:span><text:span text:style-name="T8">/hadoopstorage/name/</text:span><text:span text:style-name="T15"> y </text:span><text:span text:style-name="T8">/hadoopstorage/data/</text:span><text:span text:style-name="T15">. Estos directorios deberán pertenecer al usuario que vaya a ejecutar los servicios, por ejemplo, </text:span><text:span text:style-name="T8">hadoop</text:span><text:span text:style-name="T15">:</text:span></text:p>
      <text:p text:style-name="P44"># mkdir /hadoopstorage</text:p>
      <text:p text:style-name="P44"># chown hadoop:hadoop /hadoopstorage</text:p>
      <text:p text:style-name="P44"># su hadoop</text:p>
      <text:p text:style-name="P44">$ mkdir /hadoopstorage/name</text:p>
      <text:p text:style-name="P44">$ mkdir /hadoopstorage/data</text:p>
      <text:p text:style-name="P44"/>
      <text:p text:style-name="P25">Lo siguiente será crear tres nuevos archivos xml en el directorio de configuración, con los siguientes contenidos <text:span text:style-name="T26">(si los directorios creados no son los mismos, éstos deben quedar reflejados en las propiedades </text:span><text:span text:style-name="T8">dfs.name.dir</text:span><text:span text:style-name="T26"> y </text:span><text:span text:style-name="T8">dfs.data.dir</text:span><text:span text:style-name="T26">)</text:span>:</text:p>
      <text:p text:style-name="P27">core-site.xml:</text:p>
      <text:p text:style-name="P14"><text:soft-page-break/>&lt;configuration&gt;</text:p>
      <text:p text:style-name="P14"><text:s text:c="5"/>&lt;property&gt;</text:p>
      <text:p text:style-name="P14"><text:s text:c="9"/>&lt;name&gt;fs.default.name&lt;/name&gt;</text:p>
      <text:p text:style-name="P14"><text:s text:c="9"/>&lt;value&gt;hdfs://localhost:<text:span text:style-name="T27">8020</text:span>&lt;/value&gt;</text:p>
      <text:p text:style-name="P14"><text:s text:c="5"/>&lt;/property&gt;</text:p>
      <text:p text:style-name="P14">&lt;/configuration&gt;</text:p>
      <text:p text:style-name="P14"/>
      <text:p text:style-name="P27">hdfs-site.xml:</text:p>
      <text:p text:style-name="P15">&lt;configuration&gt;</text:p>
      <text:p text:style-name="P15"><text:s text:c="5"/>&lt;property&gt;</text:p>
      <text:p text:style-name="P15"><text:s text:c="9"/>&lt;name&gt;dfs.replication&lt;/name&gt;</text:p>
      <text:p text:style-name="P15"><text:s text:c="9"/>&lt;value&gt;1&lt;/value&gt;</text:p>
      <text:p text:style-name="P15"><text:s text:c="5"/>&lt;/property&gt;</text:p>
      <text:p text:style-name="P16"><text:tab/> <text:span text:style-name="T23">&lt;property&gt;</text:span></text:p>
      <text:p text:style-name="P17"><text:s text:c="9"/>&lt;name&gt;dfs.support.append&lt;/name&gt;</text:p>
      <text:p text:style-name="P17"><text:s text:c="9"/>&lt;value&gt;true&lt;/value&gt;</text:p>
      <text:p text:style-name="P17"><text:s text:c="5"/>&lt;/property&gt;</text:p>
      <text:p text:style-name="P18"><text:tab/> &lt;property&gt;</text:p>
      <text:p text:style-name="P18"><text:s text:c="9"/>&lt;name&gt;dfs.datanode.max.xcievers&lt;/name&gt;</text:p>
      <text:p text:style-name="P18"><text:s text:c="9"/>&lt;value&gt;4096&lt;/value&gt;</text:p>
      <text:p text:style-name="P18"><text:s text:c="5"/>&lt;/property&gt;</text:p>
      <text:p text:style-name="Código"><text:tab/> &lt;property&gt;</text:p>
      <text:p text:style-name="P19"><text:s text:c="9"/>&lt;name&gt;dfs.<text:span text:style-name="T26">name.dir</text:span>&lt;/name&gt;</text:p>
      <text:p text:style-name="P19"><text:s text:c="9"/>&lt;value&gt;/<text:span text:style-name="T26">hadoopstorage/name/</text:span>&lt;/value&gt;</text:p>
      <text:p text:style-name="P19"><text:s text:c="5"/>&lt;/property&gt;</text:p>
      <text:p text:style-name="Código"><text:tab/> &lt;property&gt;</text:p>
      <text:p text:style-name="P19"><text:s text:c="9"/>&lt;name&gt;dfs.<text:span text:style-name="T26">data.dir</text:span>&lt;/name&gt;</text:p>
      <text:p text:style-name="P19"><text:s text:c="9"/>&lt;value&gt;/<text:span text:style-name="T26">hadoopstorage/data/</text:span>&lt;/value&gt;</text:p>
      <text:p text:style-name="P19"><text:s text:c="5"/>&lt;/property&gt;</text:p>
      <text:p text:style-name="P15">&lt;/configuration&gt;</text:p>
      <text:p text:style-name="P15"/>
      <text:p text:style-name="P27">mapred-site.xml:</text:p>
      <text:p text:style-name="P15">&lt;configuration&gt;</text:p>
      <text:p text:style-name="P15"><text:s text:c="5"/>&lt;property&gt;</text:p>
      <text:p text:style-name="P15"><text:s text:c="9"/>&lt;name&gt;mapred.job.tracker&lt;/name&gt;</text:p>
      <text:p text:style-name="P15"><text:s text:c="9"/>&lt;value&gt;localhost:9001&lt;/value&gt;</text:p>
      <text:p text:style-name="P15"><text:s text:c="5"/>&lt;/property&gt;</text:p>
      <text:p text:style-name="P15">&lt;/configuration&gt;</text:p>
      <text:p text:style-name="P15"/>
      <text:p text:style-name="P23"><text:span text:style-name="T17">Después hace falta que el demonio </text:span><text:span text:style-name="T2">sshd</text:span><text:span text:style-name="T11"> acepte conexiones entrantes del usuario que vaya a utilizar hadoop sin pedir contraseña. Para ello, habrá que ejecutar los dos comandos siguientes:</text:span></text:p>
      <text:p text:style-name="P10">$ ssh-keygen -t dsa -P '' -f ~/.ssh/id_dsa </text:p>
      <text:p text:style-name="P10">$ cat ~/.ssh/id_dsa.pub &gt;&gt; ~/.ssh/authorized_keys</text:p>
      <text:p text:style-name="P10"/>
      <text:p text:style-name="P23"><text:span text:style-name="T11">Y finalmente, formatear un nuevo sistema de ficheros distribuido e </text:span><text:span text:style-name="T12">iniciar todos los servicios requeridos por hadoop. Si se instaló desde un paquete </text:span><text:span text:style-name="T3">.tar.gz</text:span><text:span text:style-name="T12">:</text:span></text:p>
      <text:p text:style-name="P13"><text:span text:style-name="T12">$ bin/hadoop namenode -format</text:span><text:span text:style-name="T12"><text:note text:id="ftn2" text:note-class="footnote"><text:note-citation>2</text:note-citation><text:note-body><text:p text:style-name="P34"><text:span text:style-name="T19">Si en este paso hadoop da un error diciendo que el tamaño del montículo (heap) es demasiado pequeño inicialmente, hay que editar la variable $HADOOP_CLIENT_OPS del fichero de configuración </text:span><text:span text:style-name="T4">hadoop-env.sh</text:span><text:span text:style-name="T13">.</text:span></text:p></text:note-body></text:note></text:span></text:p>
      <text:p text:style-name="P11">$ bin/start-all.sh</text:p>
      <text:p text:style-name="P11"/>
      <text:p text:style-name="P24"><text:span text:style-name="T12">Y si se instaló desde un paquete </text:span><text:span text:style-name="T3">.deb</text:span><text:span text:style-name="T12"> o </text:span><text:span text:style-name="T3">.rpm</text:span><text:span text:style-name="T12">:</text:span></text:p>
      <text:p text:style-name="P13"><text:soft-page-break/><text:span text:style-name="T12">$ hadoop namenode -format</text:span><text:span text:style-name="T20"><text:note-ref text:note-class="footnote" text:reference-format="text" text:ref-name="ftn2">2</text:note-ref></text:span></text:p>
      <text:p text:style-name="P11">$ /usr/sbin/start-all.sh</text:p>
      <text:p text:style-name="P11"/>
      <text:p text:style-name="P28">Una vez hecho esto, se puede acceder desde un navegador a las interfaces web de configuración del NameNode y del JobTracker a través de los puertos 50070 y 50030, respectivamente.</text:p>
      <text:p text:style-name="P24"><text:span text:style-name="T18">También se puede ejecutar un programa de ejemplo que cuenta las palabras que coinciden con una cierta expresión regular. Para ello, por ejemplo, copiaremos los ficheros .</text:span><text:span text:style-name="T3">xml</text:span><text:span text:style-name="T18"> del directorio de configuración de hadoop en una carpeta </text:span><text:span text:style-name="T3">input/</text:span><text:span text:style-name="T18"> de nuestra carpeta personal. Luego, copiaremos los ficheros de ejemplo al sistema de ficheros distribuido y ejecutaremos un </text:span><text:span text:style-name="T3">jar</text:span><text:span text:style-name="T18"> de ejemplo. En una instalación basada en el paquete </text:span><text:span text:style-name="T3">.tar.gz</text:span><text:span text:style-name="T12">:</text:span></text:p>
      <text:p text:style-name="P11">$ bin/hadoop fs -put conf/ input/</text:p>
      <text:p text:style-name="P11">$ bin/hadoop jar hadoop-examples-1.0.4.jar grep input output 'dfs[a-z.]+'</text:p>
      <text:p text:style-name="P24"><text:span text:style-name="T12">Y en una instalación de paquete </text:span><text:span text:style-name="T3">.deb</text:span><text:span text:style-name="T12"> o </text:span><text:span text:style-name="T3">.tar.gz</text:span><text:span text:style-name="T12">:</text:span></text:p>
      <text:p text:style-name="P11">$ hadoop fs -put /etc/hadoop/ input/</text:p>
      <text:p text:style-name="P11">$ hadoop jar /usr/share/hadoop/hadoop-examples-1.0.4.jar grep input output 'dfs[a-z.]+'</text:p>
      <text:p text:style-name="P24"><text:span text:style-name="T12">En este ejemplo, se analizaron todos los ficheros contenidos en </text:span><text:span text:style-name="T3">input/</text:span><text:span text:style-name="T12"> buscando palabras que empezasen por dfs. Para ver el resultado:</text:span></text:p>
      <text:p text:style-name="P11">$ bin/hadoop fs -cat output/</text:p>
      <text:p text:style-name="P26">O:</text:p>
      <text:p text:style-name="P11">$ hadoop fs -cat output/</text:p>
      <text:p text:style-name="P11"/>
      <text:h text:style-name="P39" text:outline-level="2"><text:bookmark-start text:name="__RefHeading__662_801092766"/><text:span text:style-name="T21">Manual de instalación </text:span><text:span text:style-name="T24">y configuración </text:span><text:span text:style-name="T21">de Hbase</text:span><text:bookmark-end text:name="__RefHeading__662_801092766"/></text:h>
      <text:p text:style-name="P29"><text:span text:style-name="T21">Además de los requisitos de Hadoop, Hbase tiene un par de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span><text:span text:style-name="T21"><text:bookmark-ref text:reference-format="number-all-superior" text:ref-name="__RefNumPara__375_1146097819">[4]</text:bookmark-ref></text:span><text:span text:style-name="T21">. Para ello hay que aumentar los valores de las variables </text:span><text:span text:style-name="T5">nproc</text:span><text:span text:style-name="T21"> y </text:span><text:span text:style-name="T5">nofile</text:span><text:span text:style-name="T21">. Por ejemplo, en las distribuciones derivadas de Debian esto se hace añadiendo dos líneas al fichero </text:span><text:span text:style-name="T5">/etc/security/limits.conf</text:span><text:span text:style-name="T21"> (suponiendo que el usuario hadoop ejecutará los servicios):</text:span></text:p>
      <text:p text:style-name="P20">hadoop<text:tab/>-<text:tab/><text:tab/>nofile<text:tab/>32768</text:p>
      <text:p text:style-name="P20">hadoop<text:tab/>soft/hard<text:tab/>nproc<text:tab/><text:tab/>32000</text:p>
      <text:p text:style-name="P20"/>
      <text:p text:style-name="P29"><text:span text:style-name="T21">Además, para que esta configuración surta efecto, hay que añadir una línea al final del fichero </text:span><text:span text:style-name="T5">/etc/pam.d/common-session:</text:span></text:p>
      <text:p text:style-name="P12">session required <text:s/>pam_limits.so</text:p>
      <text:p text:style-name="P12"/>
      <text:p text:style-name="P29"><text:span text:style-name="T21">Una vez configuradas estas dos variables, es el momento de instalar una distribución de Hbase de </text:span><text:span text:style-name="T21"><text:bookmark-ref text:reference-format="number-all-superior" text:ref-name="__RefNumPara__395_1146097819">[5]</text:bookmark-ref></text:span><text:span text:style-name="T21"> </text:span><text:span text:style-name="T22">(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text:span><text:span text:style-name="T23"> Extraemos este fichero en una carpeta a nuestra elección, donde se creará la carpeta </text:span><text:span text:style-name="T6">hbase-0.94.5/</text:span><text:span text:style-name="T23">.</text:span></text:p>
      <text:p text:style-name="P31"><text:span text:style-name="T25">La primera variable que necesita Hbase es la carpeta de instalación de la máquina virtual de Java a utilizar. Esta variable se configura en el fichero </text:span><text:span text:style-name="T7">conf/hbase-env.sh</text:span><text:span text:style-name="T25"> dentro de la carpeta de instalación de Hbase. En este caso, una instalación de Debian con Oracle JDK7, este fichero debe contener la variable:</text:span></text:p>
      <text:p text:style-name="P21">export JAVA_HOME=/usr/lib/jvm/jdk1.7.0_09/</text:p>
      <text:p text:style-name="P21"/>
      <text:p text:style-name="P30"><text:span text:style-name="T25">Para terminar la configuración básica de Hbase</text:span><text:span text:style-name="T22">, hay que habilitar la característica de sincronización tanto en la configuración de Hadoop como en la de Hbase. Para Hadoop, </text:span><text:span text:style-name="T23">la configuración ya está hecha en el fichero hdfs-site.xml. Para Hbase, el fichero </text:span><text:span text:style-name="T6">hbase-site.xml</text:span><text:span text:style-name="T14">, ubicado en la carpeta </text:span><text:span text:style-name="T6">conf/</text:span><text:span text:style-name="T14"> dentro de la carpeta de instalación de Hbase,</text:span><text:span text:style-name="T23"> debe contener lo siguiente:</text:span></text:p>
      <text:p text:style-name="P16">&lt;configuration&gt;</text:p>
      <text:p text:style-name="P16"><text:tab/> <text:span text:style-name="T23">&lt;property&gt;</text:span></text:p>
      <text:p text:style-name="P17"><text:s text:c="9"/>&lt;name&gt;dfs.support.append&lt;/name&gt;</text:p>
      <text:p text:style-name="P17"><text:s text:c="9"/>&lt;value&gt;true&lt;/value&gt;</text:p>
      <text:p text:style-name="P17"><text:s text:c="5"/>&lt;/property&gt;</text:p>
      <text:p text:style-name="P17">&lt;/configuration&gt;</text:p>
      <text:p text:style-name="P17"/>
      <text:p text:style-name="P32">Una vez terminada la configuración básica, el resto depende de si la configuración es en modo pseudo-distribuido (con todos los demonios de Hadoop y Hbase ejecutándose en un solo nodo) o totalmente distribuido (con un cluster completo) <text:bookmark-ref text:reference-format="number-all-superior" text:ref-name="__RefNumPara__637_64713839">[6]</text:bookmark-ref>. Hadoop y Hbase deben estar ejecutándose en el mismo modo, <text:soft-page-break/>siempre.</text:p>
      <text:h text:style-name="P8" text:outline-level="3"><text:bookmark-start text:name="__RefHeading__664_801092766"/>Configuración de Hbase en modo pseudo-distribuido<text:bookmark-end text:name="__RefHeading__664_801092766"/></text:h>
      <text:p text:style-name="P31"><text:span text:style-name="T25">El fichero </text:span><text:span text:style-name="T7">conf/hbase-site.xml</text:span><text:span text:style-name="T25"> de la carpeta de instalación de Hbase deberá contener algo parecido a lo siguiente:</text:span></text:p>
      <text:p text:style-name="P22">&lt;configuration&gt;</text:p>
      <text:p text:style-name="P22"><text:s text:c="2"/>...</text:p>
      <text:p text:style-name="P22"><text:s text:c="2"/>&lt;property&gt;</text:p>
      <text:p text:style-name="P22"><text:s text:c="4"/>&lt;name&gt;hbase.rootdir&lt;/name&gt;</text:p>
      <text:p text:style-name="P22"><text:s text:c="4"/>&lt;value&gt;hdfs://localhost:8020/hbase&lt;/value&gt;</text:p>
      <text:p text:style-name="P22"><text:s text:c="2"/>&lt;/property&gt;</text:p>
      <text:p text:style-name="P22"><text:s text:c="2"/>&lt;property&gt;</text:p>
      <text:p text:style-name="P22"><text:s text:c="4"/>&lt;name&gt;hbase.cluster.distributed&lt;/name&gt;</text:p>
      <text:p text:style-name="P22"><text:s text:c="4"/>&lt;value&gt;true&lt;/value&gt;</text:p>
      <text:p text:style-name="P22"><text:s text:c="2"/>&lt;/property&gt;</text:p>
      <text:p text:style-name="P22"><text:s text:c="2"/>&lt;property&gt;</text:p>
      <text:p text:style-name="P22"><text:s text:c="4"/>&lt;name&gt;hbase.zookeeper.quorum&lt;/name&gt;</text:p>
      <text:p text:style-name="P22"><text:s text:c="4"/>&lt;value&gt;localhost&lt;/value&gt;</text:p>
      <text:p text:style-name="P22"><text:s text:c="2"/>&lt;/property&gt;</text:p>
      <text:p text:style-name="P22"><text:s text:c="2"/>...</text:p>
      <text:p text:style-name="P22">&lt;/configuration&gt;</text:p>
      <text:p text:style-name="P22"/>
      <text:p text:style-name="P32"/>
      <text:h text:style-name="Heading_20_2" text:outline-level="2"><text:bookmark-start text:name="__RefHeading__8637_714434732"/>Referencias<text:bookmark-end text:name="__RefHeading__8637_714434732"/></text:h>
      <text:list xml:id="list756209948" text:style-name="L1">
        <text:list-item>
          <text:p text:style-name="P36"><text:bookmark-start text:name="__RefNumPara__6179_714434732"/><text:a xlink:type="simple" xlink:href="http://hadoop.apache.org/docs/r0.20.2/quickstart.html#Supported+Platforms">http://hadoop.apache.org/docs/r0.20.2/quickstart.html#Supported+Platforms</text:a><text:bookmark-end text:name="__RefNumPara__6179_714434732"/></text:p>
        </text:list-item>
        <text:list-item>
          <text:p text:style-name="P36"><text:bookmark-start text:name="__RefNumPara__6181_714434732"/><text:a xlink:type="simple" xlink:href="http://hadoop.apache.org/docs/r0.20.2/quickstart.html#Required+Software">http://hadoop.apache.org/docs/r0.20.2/quickstart.html#Required+Software</text:a><text:bookmark-end text:name="__RefNumPara__6181_714434732"/></text:p>
        </text:list-item>
        <text:list-item>
          <text:p text:style-name="P36"><text:bookmark-start text:name="__RefNumPara__6183_714434732"/><text:a xlink:type="simple" xlink:href="http://www.apache.org/dyn/closer.cgi/hadoop/core/">http://www.apache.org/dyn/closer.cgi/hadoop/core/</text:a><text:bookmark-end text:name="__RefNumPara__6183_714434732"/></text:p>
        </text:list-item>
        <text:list-item>
          <text:p text:style-name="P36"><text:bookmark-start text:name="__RefNumPara__375_1146097819"/><text:a xlink:type="simple" xlink:href="http://hbase.apache.org/book/configuration.html">http://hbase.apache.org/book/configuration.html</text:a><text:bookmark-end text:name="__RefNumPara__375_1146097819"/></text:p>
        </text:list-item>
        <text:list-item>
          <text:p text:style-name="P36"><text:bookmark-start text:name="__RefNumPara__395_1146097819"/><text:a xlink:type="simple" xlink:href="http://www.apache.org/dyn/closer.cgi/hbase/">http://www.apache.org/dyn/closer.cgi/hbase/</text:a><text:bookmark-end text:name="__RefNumPara__395_1146097819"/></text:p>
        </text:list-item>
        <text:list-item>
          <text:p text:style-name="P36"><text:bookmark-start text:name="__RefNumPara__637_64713839"/><text:a xlink:type="simple" xlink:href="http://hbase.apache.org/book/standalone_dist.html">http://hbase.apache.org/book/standalone_dist.html</text:a><text:bookmark-end text:name="__RefNumPara__637_6471383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100%"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1M12S</meta:editing-duration>
    <meta:editing-cycles>11</meta:editing-cycles>
    <meta:generator>LibreOffice/3.6$Linux_X86_64 LibreOffice_project/360m1$Build-2</meta:generator>
    <meta:initial-creator>Enrique Sainz Baixauli</meta:initial-creator>
    <dc:date>2013-03-13T14:08:15</dc:date>
    <dc:creator>Enrique Sainz Baixauli</dc:creator>
    <meta:document-statistic meta:table-count="1" meta:image-count="0" meta:object-count="0" meta:page-count="9" meta:paragraph-count="146" meta:word-count="1364" meta:character-count="9975" meta:non-whitespace-character-count="8511"/>
    <meta:user-defined meta:name="Info 1"/>
    <meta:user-defined meta:name="Info 2"/>
    <meta:user-defined meta:name="Info 3"/>
    <meta:user-defined meta:name="Info 4"/>
  </office:meta>
</office:document-meta>
</file>